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B62000002F29E789AB11C3D426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3.88cm" svg:x="0.001cm" svg:y="0.32cm">
          <draw:image xlink:href="Pictures/1000020100000B62000002F29E789AB11C3D426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2-03T13:42:28.514711158</dc:date>
    <meta:editing-duration>PT2M41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